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0pt" officeooo:paragraph-rsid="0001e60e" style:font-size-asian="10pt" style:font-size-complex="10pt"/>
    </style:style>
    <style:style style:name="P2" style:family="paragraph" style:parent-style-name="Standard">
      <style:text-properties style:font-name="Times New Roman" fo:font-size="10pt" fo:font-weight="bold" officeooo:paragraph-rsid="0001e60e" style:font-size-asian="10pt" style:font-weight-asian="bold" style:font-size-complex="10pt" style:font-weight-complex="bold"/>
    </style:style>
    <style:style style:name="P3" style:family="paragraph" style:parent-style-name="Standard">
      <style:text-properties style:font-name="Times New Roman" fo:font-size="10pt" fo:font-weight="bold" officeooo:paragraph-rsid="0001e60e" style:font-size-asian="10pt" style:font-weight-asian="bold" style:font-size-complex="10pt" style:font-weight-complex="bold"/>
    </style:style>
    <style:style style:name="P4" style:family="paragraph" style:parent-style-name="Standard">
      <style:text-properties style:font-name="Times New Roman" fo:font-size="10pt" officeooo:paragraph-rsid="0001e60e"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Personal_Project Report: Leveraging Synthetic Data &amp; The Power of R and PowerBI in Predictive Analysis</text:p>
      <text:p text:style-name="P1"/>
      <text:p text:style-name="P2">Introduction</text:p>
      <text:p text:style-name="P2"/>
      <text:p text:style-name="P1">In today's era of big data, businesses are in constant pursuit of gaining actionable insights from their vast datasets. But what if the data required isn't readily available? Enter synthetic data – a computer-generated data set used as a stand-in for real-world data. This report delves deep into the world of synthetic data and demonstrates how R and PowerBI can work in tandem to deliver robust analytical solutions.</text:p>
      <text:p text:style-name="P1"/>
      <text:p text:style-name="P2">The Power &amp; Pitfalls of Synthetic Data</text:p>
      <text:p text:style-name="P1">Synthetic data is becoming increasingly vital as companies face data scarcity, privacy concerns, and the need for scalable datasets to train advanced machine learning models.</text:p>
      <text:p text:style-name="P1"/>
      <text:p text:style-name="P1"><text:span text:style-name="T1">Advantages</text:span>:</text:p>
      <text:p text:style-name="P1"/>
      <text:p text:style-name="P1"><text:tab/>1. <text:span text:style-name="T2">Privacy &amp; Confidentiality</text:span>: Synthetic data stands as a bastion against privacy infringements. It ensures no <text:line-break/> <text:s text:c="17"/>individual's sensitive data is exposed, making it a preferred choice, especially in sectors bound by strict <text:line-break/> <text:s text:c="17"/>regulations.</text:p>
      <text:p text:style-name="P1"><text:s text:c="4"/></text:p>
      <text:p text:style-name="P1"><text:tab/>2. <text:span text:style-name="T2">Flexibility &amp; Customization</text:span>: Researchers can custom-create datasets with synthetic data, incorporating specific <text:line-break/> <text:s text:c="17"/>patterns or attributes that might not be present in existing datasets. This flexibility aids in hypothesis testing and <text:line-break/> <text:s text:c="17"/>specific scenario simulations.</text:p>
      <text:p text:style-name="P1"><text:s text:c="4"/></text:p>
      <text:p text:style-name="P1"><text:tab/>3. <text:span text:style-name="T2">Data Augmentation &amp; Model Robustness</text:span>: In situations where real-world data availability is a constraint, <text:tab/><text:line-break/><text:tab/> <text:s text:c="3"/>synthetic data supplements the original data. This results in models that are trained more comprehensively, <text:tab/> <text:s text:c="2"/><text:tab/> <text:s text:c="3"/>leading to improved reliability.</text:p>
      <text:p text:style-name="P1"><text:s text:c="4"/></text:p>
      <text:p text:style-name="P1"><text:tab/>4. <text:span text:style-name="T2">Cost &amp; Time Efficiency</text:span>: In many instances, creating synthetic data might be more cost-effective than curating <text:s text:c="7"/><text:tab/> <text:s text:c="3"/>real-world datasets, especially if the latter involves intricate and expensive collection methods.</text:p>
      <text:p text:style-name="P1"><text:s text:c="4"/></text:p>
      <text:p text:style-name="P1"><text:tab/>5. <text:span text:style-name="T2">Reproducibility</text:span>: Research consistency is a breeze with synthetic data, as one can regenerate the same dataset <text:tab/> <text:s/><text:tab/> <text:s text:c="3"/>multiple times, eliminating variability.</text:p>
      <text:p text:style-name="P1"/>
      <text:p text:style-name="P1"><text:span text:style-name="T1">Disadvantages</text:span>:</text:p>
      <text:p text:style-name="P1"/>
      <text:p text:style-name="P1"><text:tab/>1. <text:span text:style-name="T2">Reality Disconnect</text:span>: No matter how advanced, synthetic data may still miss out on capturing the unpredictable</text:p>
      <text:p text:style-name="P1"><text:tab/> <text:s text:c="3"/>nuances and outliers present in real-world data.</text:p>
      <text:p text:style-name="P1"><text:s text:c="4"/></text:p>
      <text:p text:style-name="P1"><text:tab/>2. <text:span text:style-name="T2">Overfitting &amp; Model Generalization</text:span>: A model trained predominantly on synthetic data might become overly</text:p>
      <text:p text:style-name="P1"><text:tab/> <text:s text:c="3"/>adapted to its patterns, risking poor performance when subjected to real-world data.</text:p>
      <text:p text:style-name="P1"><text:s text:c="4"/></text:p>
      <text:p text:style-name="P1"><text:tab/>3. <text:span text:style-name="T2">Validity Concerns</text:span>: Inferences drawn from synthetic data might not necessarily align with real-world scenarios,</text:p>
      <text:p text:style-name="P1"><text:tab/> <text:s text:c="3"/>leading to potential strategy misalignments.</text:p>
      <text:p text:style-name="P1"><text:s text:c="4"/></text:p>
      <text:p text:style-name="P1"><text:tab/>4. <text:span text:style-name="T2">Complexity in Creation</text:span>: While it offers flexibility, creating a high-quality synthetic dataset mirroring real-world</text:p>
      <text:p text:style-name="P1"><text:tab/> <text:s text:c="3"/>complexities is often challenging.</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he Synergy of R and PowerBI: A Paradigm Shift in Analytics</text:p>
      <text:p text:style-name="P1"/>
      <text:p text:style-name="P1">Combining the data processing power of R with the dynamic reporting capabilities of PowerBI creates an analytical powerhouse. Here's how we harnessed both:</text:p>
      <text:p text:style-name="P1"/>
      <text:p text:style-name="P2">R: The Data Cruncher:</text:p>
      <text:p text:style-name="P1"/>
      <text:p text:style-name="P1"><text:tab/>1. <text:span text:style-name="T2">Dynamic Data Generation</text:span>: With R's robust statistical capabilities, we generated a synthetic dataset that simulates</text:p>
      <text:p text:style-name="P1"><text:tab/> <text:s text:c="3"/>various financial attributes, from credit scores to income ranges.</text:p>
      <text:p text:style-name="P1"><text:s text:c="4"/></text:p>
      <text:p text:style-name="P1"><text:tab/>2. <text:span text:style-name="T2">Predictive Modelling</text:span>: Using R's randomForest package, we constructed a model elucidating the relationship <text:tab/> <text:s/><text:tab/> <text:s text:c="3"/>between individual financial attributes and the probability of loan defaults.</text:p>
      <text:p text:style-name="P1"><text:s text:c="4"/></text:p>
      <text:p text:style-name="P1"><text:tab/>3. <text:span text:style-name="T2">Data Transformation &amp; Rich Visualization</text:span>: R's ggplot2 and reshape2 packages were pivotal in molding the data</text:p>
      <text:p text:style-name="P1"><text:tab/> <text:s text:c="3"/>into visual stories, making complex relationships comprehensible.</text:p>
      <text:p text:style-name="P1"/>
      <text:p text:style-name="P2">PowerBI: The Reporting Maestro:</text:p>
      <text:p text:style-name="P2"/>
      <text:p text:style-name="P1">(Note: Hypothetical implementations, as direct PowerBI code/actions aren't provided.)</text:p>
      <text:p text:style-name="P1"/>
      <text:p text:style-name="P1"><text:tab/>1. <text:span text:style-name="T2">Seamless Data Integration</text:span>: The CSV dataset crafted in R was effortlessly integrated into PowerBI, highlighting <text:tab/> <text:s text:c="2"/><text:tab/> <text:s text:c="3"/>the compatibility between the two platforms.</text:p>
      <text:p text:style-name="P1"><text:s/></text:p>
      <text:p text:style-name="P1"><text:tab/>2.<text:span text:style-name="T3"> </text:span><text:span text:style-name="T2">Interactive Dashboards</text:span>: PowerBI's intuitive interface was exploited to its fullest, creating dynamic dashboards</text:p>
      <text:p text:style-name="P1"><text:tab/> <text:s text:c="3"/>that elucidated the spread and distribution of various financial attributes.</text:p>
      <text:p text:style-name="P1"/>
      <text:p text:style-name="P1"><text:tab/>3. <text:span text:style-name="T2">Drill-down &amp; Exploration</text:span>: Users were empowered to delve deep into specific data points, thanks to PowerBI's</text:p>
      <text:p text:style-name="P1"><text:tab/> <text:s text:c="3"/>drill-down capabilities, allowing for layered data exploration.</text:p>
      <text:p text:style-name="P1"/>
      <text:p text:style-name="P1"><text:tab/>4. <text:span text:style-name="T2">Real-time Insights</text:span>: PowerBI's real-time data refreshing ensured stakeholders always had access to the latest data, <text:tab/> <text:s text:c="3"/>keeping them abreast of any changes.</text:p>
      <text:p text:style-name="P1"/>
      <text:p text:style-name="P1"><text:tab/>5. <text:span text:style-name="T2">Holistic Model Understanding</text:span>: The importance of features in our predictive model was displayed in a clear and <text:tab/> <text:s text:c="2"/><text:tab/> <text:s text:c="3"/>concise visual, giving stakeholders a quick overview of what attributes influence predictions the most.</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1">Conclusion</text:span>:</text:p>
      <text:p text:style-name="P1"/>
      <text:p text:style-name="P1">In the realm of data analytics, this project has effectively highlighted the immense potential that synthetic data holds for predictive modeling. By seamlessly merging the analytical capabilities of R with the dynamic reporting prowess of PowerBI, a new horizon in data analytics emerges. This synergy provides organizations with a comprehensive toolkit to drive informed strategies and decisions, ultimately leading to a competitive edge in a data-driven world. As the data landscape continues to evolve, these integrated approaches are poised to shape the future of business intelligence.</text:p>
      <text:p text:style-name="P1"/>
      <text:p text:style-name="P1">Looking beyond this project, the application of synthetic data generation techniques extends well into practical industry scenarios. One of the noteworthy applications is data augmentation. In industries where obtaining large, diverse, and representative datasets is challenging, synthetic data can be used to augment existing datasets. This augmentation enriches the training process for machine learning models, enhancing their performance and generalization capabilities. By generating additional data points with realistic patterns and distributions, models become more robust, accurate, and better equipped to handle real-world scenario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3:45:34.772000000</meta:creation-date>
    <dc:date>2023-08-22T23:02:37.092000000</dc:date>
    <meta:editing-duration>PT16M30S</meta:editing-duration>
    <meta:editing-cycles>3</meta:editing-cycles>
    <meta:generator>LibreOffice/7.3.7.2$Windows_X86_64 LibreOffice_project/e114eadc50a9ff8d8c8a0567d6da8f454beeb84f</meta:generator>
    <meta:document-statistic meta:table-count="0" meta:image-count="0" meta:object-count="0" meta:page-count="3" meta:paragraph-count="50" meta:word-count="776" meta:character-count="5800" meta:non-whitespace-character-count="4826"/>
  </office:meta>
</office:document-meta>
</file>